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</office:automatic-styles>
  <office:body>
    <office:text>
      <text:p text:style-name="Title">ONNX</text:p>
      <text:p text:style-name="Text_20_body">nGraph is able to import and execute ONNX models. Models are converted to nGraph's Intermediate Representation (IR) and converted to <text:span text:style-name="Source_Text">Function</text:span> objects, which can be compiled and executed with nGraph backends.</text:p>
      <text:p text:style-name="Text_20_body">You can use nGraph's Python API to run an ONNX model and nGraph can be used as a backend to ONNX with the add-on package <text:a xlink:type="simple" xlink:href="https://github.com/NervanaSystems/ngraph-onnx" office:name=""><text:span text:style-name="Definition">nGraph ONNX</text:span></text:a>.</text:p>
      <text:p text:style-name="Text_20_body">Note</text:p>
      <text:p text:style-name="Text_20_body">In order to support ONNX, nGraph must be built with the <text:span text:style-name="Source_Text">NGRAPH_ONNX_IMPORT_ENABLE</text:span> flag. See <text:a xlink:type="simple" xlink:href="https://github.com/NervanaSystems/ngraph-onnx/blob/master/BUILDING.md" office:name=""><text:span text:style-name="Definition">Building nGraph-ONNX</text:span></text:a> for more information. All nGraph packages published on PyPI are built with ONNX support.</text:p>
      <text:h text:style-name="Heading_20_1" text:outline-level="1">Importing an ONNX model</text:h>
      <text:p text:style-name="First_20_paragraph">You can download models from the <text:a xlink:type="simple" xlink:href="https://github.com/onnx/models" office:name=""><text:span text:style-name="Definition">ONNX Model Zoo</text:span></text:a>. For example, ResNet-50:</text:p>
      <text:p text:style-name="P1">$ wget https://s3.amazonaws.com/download.onnx/models/opset_9/resnet50.tar.gz</text:p>
      <text:p text:style-name="P2">$ tar -xzvf resnet50.tar.gz</text:p>
      <text:p text:style-name="First_20_paragraph">Use the following Python commands to convert the downloaded model to an nGraph <text:span text:style-name="Source_Text">Function</text:span>:</text:p>
      <text:p text:style-name="P3"># Import ONNX and load an ONNX file from disk</text:p>
      <text:p text:style-name="P4">&gt;&gt;&gt; import onnx</text:p>
      <text:p text:style-name="P5">&gt;&gt;&gt; onnx_protobuf = onnx.load('resnet50/model.onnx')</text:p>
      <text:p text:style-name="P6"/>
      <text:p text:style-name="P7"># Convert ONNX model to an ngraph model</text:p>
      <text:p text:style-name="P8">&gt;&gt;&gt; from ngraph.impl.onnx_import import import_onnx_model</text:p>
      <text:p text:style-name="P9">&gt;&gt;&gt; ng_function = import_onnx_model(onnx_protobuf.SerializeToString())</text:p>
      <text:p text:style-name="P10"/>
      <text:p text:style-name="P11"># The importer returns a list of ngraph models for every ONNX graph output:</text:p>
      <text:p text:style-name="P12">&gt;&gt;&gt; print(ng_function)</text:p>
      <text:p text:style-name="P13">&lt;Function: 'resnet50' ([1, 1000])&gt;</text:p>
      <text:p text:style-name="First_20_paragraph">This creates an nGraph <text:span text:style-name="Source_Text">Function</text:span> object, which can be used to execute a computation on a chosen backend.</text:p>
      <text:h text:style-name="Heading_20_1" text:outline-level="1">Running a computation</text:h>
      <text:p text:style-name="First_20_paragraph">You can now create an nGraph <text:span text:style-name="Source_Text">Runtime</text:span> backend and use it to compile your <text:span text:style-name="Source_Text">Function</text:span> to a backend-specific <text:span text:style-name="Source_Text">Computation</text:span> object. Finally, you can execute your model by calling the created <text:span text:style-name="Source_Text">Computation</text:span> object with input data:</text:p>
      <text:p text:style-name="P14"># Using an nGraph runtime (CPU backend) create a callable computation object</text:p>
      <text:p text:style-name="P15">&gt;&gt;&gt; import ngraph as ng</text:p>
      <text:p text:style-name="P16">&gt;&gt;&gt; runtime = ng.runtime(backend_name='CPU')</text:p>
      <text:p text:style-name="P17">&gt;&gt;&gt; resnet_on_cpu = runtime.computation(ng_function)</text:p>
      <text:p text:style-name="P18">&gt;&gt;&gt; print(resnet_on_cpu)</text:p>
      <text:p text:style-name="P19">&lt;Computation: resnet50(Parameter_269)&gt;</text:p>
      <text:p text:style-name="P20"/>
      <text:p text:style-name="P21"># Load an image (or create a mock as in this example)</text:p>
      <text:p text:style-name="P22">&gt;&gt;&gt; import numpy as np</text:p>
      <text:p text:style-name="P23">&gt;&gt;&gt; picture = np.ones([1, 3, 224, 224], dtype=np.float32)</text:p>
      <text:p text:style-name="P24"/>
      <text:p text:style-name="P25"># Run computation on the picture:</text:p>
      <text:p text:style-name="P26">&gt;&gt;&gt; resnet_on_cpu(picture)</text:p>
      <text:p text:style-name="P27">[array([[2.16105007e-04, 5.58412226e-04, 9.70510227e-05, 5.76671446e-05,</text:p>
      <text:p text:style-name="P28"><text:s text:c="9"/>7.45318757e-05, 4.80892748e-04, 5.67404088e-04, 9.48728994e-05,</text:p>
      <text:p text:style-name="P29"><text:s text:c="9"/>...</text:p>
      <text:p text:style-name="First_20_paragraph">Find more information about nGraph and ONNX in the <text:a xlink:type="simple" xlink:href="https://github.com/NervanaSystems/ngraph-onnx" office:name=""><text:span text:style-name="Definition">nGraph ONNX</text:span></text:a> GitHub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NNX</dc:title>
  </office:meta>
</office:document-meta>
</file>